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80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19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1115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6.24416666666667cm"/>
    </style:style>
    <style:style style:name="co4" style:family="table-column">
      <style:table-column-properties fo:break-before="auto" style:column-width="2.26483333333333cm"/>
    </style:style>
    <style:style style:name="co5" style:family="table-column">
      <style:table-column-properties fo:break-before="auto" style:column-width="7.1543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3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3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3"/>
    </style:style>
    <style:style style:name="ce30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3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3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  <style:map style:condition="of:cell-content()=&quot;Non Soddisfatto&quot;" style:apply-style-name="cf1"/>
      <style:map style:condition="of:cell-content()=&quot;Soddisfatto&quot;" style:apply-style-name="cf2"/>
      <style:map style:condition="of:cell-content()=0" style:apply-style-name="cf3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23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IDENTIFICATIVO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OBBLIGATORIETA’</text:p>
          </table:table-cell>
          <table:table-cell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2" table:style-name="ce4"/>
          <table:table-cell table:style-name="ce5"/>
          <table:table-cell table:number-columns-repeated="16381" table:style-name="ce1"/>
        </table:table-row>
        <table:table-row table:style-name="ro1">
          <table:table-cell office:value-type="string" table:number-columns-spanned="2" table:number-rows-spanned="1" table:style-name="ce24">
            <text:p>REQUISITI FUNZIONALI</text:p>
          </table:table-cell>
          <table:covered-table-cell/>
          <table:table-cell table:style-name="ce5"/>
          <table:table-cell table:style-name="ce1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 office:value-type="string" table:style-name="ce6">
            <text:p>ROF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style-name="ce1"/>
          <table:table-cell office:value-type="string" table:style-name="ce9">
            <text:p>Requisiti Obbligatori Coperti</text:p>
          </table:table-cell>
          <table:table-cell office:value-type="percentage" office:value="1" table:style-name="ce10">
            <text:p>100.00%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ROF1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style-name="ce1"/>
          <table:table-cell office:value-type="string" table:style-name="ce9">
            <text:p>Requisiti Opzionali/Desiderabili Coperti</text:p>
          </table:table-cell>
          <table:table-cell office:value-type="percentage" office:value="0.75749999999999995" table:style-name="ce11">
            <text:p>75.75%</text:p>
          </table:table-cell>
          <table:table-cell office:value-type="float" office:value="0.75757575757575757" table:formula="of:=25/33" table:style-name="ce12">
            <text:p>0.75757575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ROF1.2</text:p>
          </table:table-cell>
          <table:table-cell office:value-type="string" table:style-name="ce28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2" table:style-name="ce1"/>
          <table:table-cell table:style-name="ce14"/>
          <table:table-cell table:style-name="ce15"/>
          <table:table-cell table:number-columns-repeated="16377"/>
        </table:table-row>
        <table:table-row table:style-name="ro2">
          <table:table-cell office:value-type="string" table:style-name="ce16">
            <text:p>ROF1.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2" table:style-name="ce1"/>
          <table:table-cell table:style-name="ce17"/>
          <table:table-cell table:style-name="ce15"/>
          <table:table-cell table:number-columns-repeated="16377"/>
        </table:table-row>
        <table:table-row table:style-name="ro2">
          <table:table-cell office:value-type="string" table:style-name="ce6">
            <text:p>ROF1.4</text:p>
          </table:table-cell>
          <table:table-cell office:value-type="string" table:style-name="ce29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RFF1.4.1</text:p>
          </table:table-cell>
          <table:table-cell office:value-type="string" table:style-name="ce30">
            <text:p>Soddisfatto</text:p>
          </table:table-cell>
          <table:table-cell office:value-type="string" table:style-name="ce8">
            <text:p>Opzionale</text:p>
          </table:table-cell>
          <table:table-cell table:style-name="ce14"/>
          <table:table-cell table:style-name="ce20"/>
          <table:table-cell table:number-columns-repeated="16379" table:style-name="ce1"/>
        </table:table-row>
        <table:table-row table:style-name="ro2">
          <table:table-cell office:value-type="string" table:style-name="ce6">
            <text:p>RFF1.4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pzionale</text:p>
          </table:table-cell>
          <table:table-cell table:style-name="ce17"/>
          <table:table-cell table:style-name="ce15"/>
          <table:table-cell table:number-columns-repeated="16379" table:style-name="ce1"/>
        </table:table-row>
        <table:table-row table:style-name="ro2">
          <table:table-cell office:value-type="string" table:style-name="ce6">
            <text:p>ROF1.5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style-name="ce17"/>
          <table:table-cell table:style-name="ce15"/>
          <table:table-cell table:number-columns-repeated="16379" table:style-name="ce1"/>
        </table:table-row>
        <table:table-row table:style-name="ro2">
          <table:table-cell office:value-type="string" table:style-name="ce6">
            <text:p>RDF1.6</text:p>
          </table:table-cell>
          <table:table-cell office:value-type="string" table:style-name="ce27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1">
            <text:p>ROF1.7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ROF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ROF2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ROF2.1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ROF2.1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3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3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3.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3.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3.5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3.6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5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6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6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6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DF2.5.6.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6.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DF2.5.6.5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7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8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9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9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9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9.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9.5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10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5.1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6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6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6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6.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6.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2.7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3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3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3.2.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3.2.5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3.2.6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3.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5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5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5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5.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5.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5.5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3.6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4.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4.4.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4.4.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4.4.5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4.4.6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FF4.4.7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pzional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FF4.4.7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pzional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4.4.8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4.5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FF4.5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pzional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FF4.5.1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pzional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4.6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DF4.6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4.7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4.7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4.7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7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7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7.1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ROF7.1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13">
            <text:p>ROF7.1.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F7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F7.2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F7.2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F7.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F8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F8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F8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F8.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F8.3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F8.3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F8.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F9</text:p>
          </table:table-cell>
          <table:table-cell office:value-type="string" table:style-name="ce29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F9.1</text:p>
          </table:table-cell>
          <table:table-cell office:value-type="string" table:style-name="ce29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F9.1.1</text:p>
          </table:table-cell>
          <table:table-cell office:value-type="string" table:style-name="ce29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F9.2</text:p>
          </table:table-cell>
          <table:table-cell office:value-type="string" table:style-name="ce29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F10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F10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F10.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F10.2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F10.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F10.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table:style-name="ce5"/>
          <table:table-cell table:style-name="ce31"/>
          <table:table-cell table:style-name="ce5"/>
          <table:table-cell table:number-columns-repeated="16381"/>
        </table:table-row>
        <table:table-row table:style-name="ro1">
          <table:table-cell office:value-type="string" table:number-columns-spanned="2" table:number-rows-spanned="1" table:style-name="ce25">
            <text:p>REQUISITI QUALITA’</text:p>
          </table:table-cell>
          <table:covered-table-cell/>
          <table:table-cell table:style-name="ce5"/>
          <table:table-cell table:number-columns-repeated="16381"/>
        </table:table-row>
        <table:table-row table:style-name="ro2">
          <table:table-cell office:value-type="string" table:style-name="ce8">
            <text:p>ROQ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Q1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Q1.2</text:p>
          </table:table-cell>
          <table:table-cell office:value-type="string" table:style-name="ce27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Q1.3</text:p>
          </table:table-cell>
          <table:table-cell office:value-type="string" table:style-name="ce27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Q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Q2.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Q2.2</text:p>
          </table:table-cell>
          <table:table-cell office:value-type="string" table:style-name="ce27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Q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Q5</text:p>
          </table:table-cell>
          <table:table-cell office:value-type="string" table:style-name="ce27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Q6</text:p>
          </table:table-cell>
          <table:table-cell office:value-type="string" table:style-name="ce27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Q7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Q8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Q9</text:p>
          </table:table-cell>
          <table:table-cell office:value-type="string" table:style-name="ce27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Q10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DQ11</text:p>
          </table:table-cell>
          <table:table-cell office:value-type="string" table:style-name="ce27">
            <text:p>Non Soddisfatto</text:p>
          </table:table-cell>
          <table:table-cell office:value-type="string" table:style-name="ce8">
            <text:p>Desiderabile</text:p>
          </table:table-cell>
          <table:table-cell table:number-columns-repeated="16381"/>
        </table:table-row>
        <table:table-row table:style-name="ro2">
          <table:table-cell table:style-name="ce5"/>
          <table:table-cell table:style-name="ce32"/>
          <table:table-cell table:style-name="ce5"/>
          <table:table-cell table:number-columns-repeated="16381"/>
        </table:table-row>
        <table:table-row table:style-name="ro1">
          <table:table-cell office:value-type="string" table:number-columns-spanned="2" table:number-rows-spanned="1" table:style-name="ce26">
            <text:p>REQUISITI VINCOLO</text:p>
          </table:table-cell>
          <table:covered-table-cell/>
          <table:table-cell table:style-name="ce5"/>
          <table:table-cell table:number-columns-repeated="16381"/>
        </table:table-row>
        <table:table-row table:style-name="ro2">
          <table:table-cell office:value-type="string" table:style-name="ce8">
            <text:p>ROV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V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V3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V4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V5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V6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V8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V9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V10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V11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style-name="ro2">
          <table:table-cell office:value-type="string" table:style-name="ce8">
            <text:p>ROV12</text:p>
          </table:table-cell>
          <table:table-cell office:value-type="string" table:style-name="ce27">
            <text:p>Soddisfatto</text:p>
          </table:table-cell>
          <table:table-cell office:value-type="string" table:style-name="ce8">
            <text:p>Obbligatorio</text:p>
          </table:table-cell>
          <table:table-cell table:number-columns-repeated="16381"/>
        </table:table-row>
        <table:table-row table:number-rows-repeated="10484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CC0000"/>
      <style:text-properties fo:color="#FFFFFF" fo:font-weight="bold" style:font-weight-asian="bold" style:font-weight-complex="bold"/>
    </style:style>
    <style:style style:name="cf2" style:family="table-cell">
      <style:table-cell-properties fo:background-color="#CCFFCC"/>
      <style:text-properties fo:color="#006600"/>
    </style:style>
    <style:style style:name="cf3" style:family="table-cell">
      <style:text-properties fo:color="#000000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user</dc:creator>
    <meta:creation-date>2019-02-15T10:30:29Z</meta:creation-date>
    <dc:date>2019-04-12T05:52:04Z</dc:date>
    <meta:editing-cycles>34</meta:editing-cycles>
    <meta:editing-duration>PT9401S</meta:editing-duration>
  </office:meta>
</office:document-meta>
</file>